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justify" style:justify-single-word="false" style:writing-mode="page"/>
      <style:text-properties officeooo:rsid="001a2994" officeooo:paragraph-rsid="001a2994"/>
    </style:style>
    <style:style style:name="P2" style:family="paragraph" style:parent-style-name="Standard">
      <style:paragraph-properties fo:line-height="200%" fo:text-align="justify" style:justify-single-word="false" style:writing-mode="page"/>
      <style:text-properties officeooo:rsid="001a2994" officeooo:paragraph-rsid="00298b04"/>
    </style:style>
    <style:style style:name="P3" style:family="paragraph" style:parent-style-name="Standard">
      <style:paragraph-properties fo:line-height="200%" fo:text-align="justify" style:justify-single-word="false" style:writing-mode="page"/>
      <style:text-properties officeooo:rsid="001aabf0" officeooo:paragraph-rsid="001e333c"/>
    </style:style>
    <style:style style:name="P4" style:family="paragraph" style:parent-style-name="Standard">
      <style:paragraph-properties fo:line-height="200%" fo:text-align="justify" style:justify-single-word="false" style:writing-mode="page"/>
      <style:text-properties officeooo:paragraph-rsid="001a2994"/>
    </style:style>
    <style:style style:name="P5" style:family="paragraph" style:parent-style-name="Standard">
      <style:paragraph-properties fo:line-height="200%" fo:text-align="justify" style:justify-single-word="false" style:writing-mode="page"/>
      <style:text-properties officeooo:rsid="0027a078" officeooo:paragraph-rsid="0027a078"/>
    </style:style>
    <style:style style:name="P6" style:family="paragraph" style:parent-style-name="Standard">
      <style:paragraph-properties fo:line-height="200%" fo:text-align="justify" style:justify-single-word="false" style:writing-mode="page"/>
      <style:text-properties officeooo:rsid="00298b04" officeooo:paragraph-rsid="00298b04"/>
    </style:style>
    <style:style style:name="P7" style:family="paragraph" style:parent-style-name="Standard">
      <style:paragraph-properties fo:line-height="200%" fo:text-align="justify" style:justify-single-word="false" style:writing-mode="page"/>
      <style:text-properties officeooo:rsid="002caf17" officeooo:paragraph-rsid="002caf17"/>
    </style:style>
    <style:style style:name="P8" style:family="paragraph" style:parent-style-name="Standard">
      <style:paragraph-properties fo:line-height="200%" fo:text-align="justify" style:justify-single-word="false" style:writing-mode="page"/>
      <style:text-properties officeooo:rsid="00365dea" officeooo:paragraph-rsid="00365dea"/>
    </style:style>
    <style:style style:name="P9" style:family="paragraph" style:parent-style-name="Standard">
      <style:paragraph-properties fo:line-height="200%" fo:text-align="justify" style:justify-single-word="false" style:writing-mode="page"/>
      <style:text-properties officeooo:rsid="00365dea" officeooo:paragraph-rsid="0036653d"/>
    </style:style>
    <style:style style:name="P10" style:family="paragraph" style:parent-style-name="Standard">
      <style:paragraph-properties fo:line-height="200%" fo:text-align="justify" style:justify-single-word="false" style:writing-mode="page"/>
      <style:text-properties fo:font-weight="normal" officeooo:rsid="001fd7c5" officeooo:paragraph-rsid="001e333c" fo:background-color="transparent" style:font-weight-asian="normal" style:font-weight-complex="normal"/>
    </style:style>
    <style:style style:name="P11" style:family="paragraph" style:parent-style-name="Standard">
      <style:paragraph-properties fo:line-height="200%" fo:text-align="justify" style:justify-single-word="false" fo:break-before="page" style:writing-mode="page"/>
      <style:text-properties officeooo:rsid="0027a078" officeooo:paragraph-rsid="0027a078"/>
    </style:style>
    <style:style style:name="P12" style:family="paragraph" style:parent-style-name="Standard">
      <style:paragraph-properties fo:line-height="200%"/>
    </style:style>
    <style:style style:name="P13" style:family="paragraph" style:parent-style-name="Standard">
      <style:paragraph-properties fo:line-height="200%" fo:text-align="justify" style:justify-single-word="false" style:writing-mode="page"/>
      <style:text-properties officeooo:rsid="00365dea" officeooo:paragraph-rsid="0036653d"/>
    </style:style>
    <style:style style:name="T1" style:family="text">
      <style:text-properties officeooo:rsid="001a2994"/>
    </style:style>
    <style:style style:name="T2" style:family="text">
      <style:text-properties officeooo:rsid="001b5cea"/>
    </style:style>
    <style:style style:name="T3" style:family="text">
      <style:text-properties fo:font-weight="bold" officeooo:rsid="001b5cea" fo:background-color="#ffff00" loext:char-shading-value="0" style:font-weight-asian="bold" style:font-weight-complex="bold"/>
    </style:style>
    <style:style style:name="T4" style:family="text">
      <style:text-properties fo:font-weight="bold" officeooo:rsid="001b5cea" fo:background-color="transparent" loext:char-shading-value="0" style:font-weight-asian="bold" style:font-weight-complex="bold"/>
    </style:style>
    <style:style style:name="T5" style:family="text">
      <style:text-properties fo:font-weight="normal" officeooo:rsid="001b5cea" fo:background-color="transparent" loext:char-shading-value="0" style:font-weight-asian="normal" style:font-weight-complex="normal"/>
    </style:style>
    <style:style style:name="T6" style:family="text">
      <style:text-properties fo:font-weight="normal" officeooo:rsid="001c7f65" fo:background-color="transparent" loext:char-shading-value="0" style:font-weight-asian="normal" style:font-weight-complex="normal"/>
    </style:style>
    <style:style style:name="T7" style:family="text">
      <style:text-properties fo:font-weight="normal" officeooo:rsid="001e333c" fo:background-color="transparent" loext:char-shading-value="0" style:font-weight-asian="normal" style:font-weight-complex="normal"/>
    </style:style>
    <style:style style:name="T8" style:family="text">
      <style:text-properties fo:font-weight="normal" officeooo:rsid="001fd7c5" fo:background-color="transparent" loext:char-shading-value="0" style:font-weight-asian="normal" style:font-weight-complex="normal"/>
    </style:style>
    <style:style style:name="T9" style:family="text">
      <style:text-properties fo:font-weight="normal" officeooo:rsid="0024d76b" fo:background-color="transparent" loext:char-shading-value="0" style:font-weight-asian="normal" style:font-weight-complex="normal"/>
    </style:style>
    <style:style style:name="T10" style:family="text">
      <style:text-properties officeooo:rsid="0024d76b"/>
    </style:style>
    <style:style style:name="T11" style:family="text">
      <style:text-properties officeooo:rsid="00298b04"/>
    </style:style>
    <style:style style:name="T12" style:family="text">
      <style:text-properties officeooo:rsid="002b7da5"/>
    </style:style>
    <style:style style:name="T13" style:family="text">
      <style:text-properties officeooo:rsid="0036653d"/>
    </style:style>
    <style:style style:name="T14" style:family="text">
      <style:text-properties officeooo:rsid="002b7da5" fo:background-color="#ffff00" loext:char-shading-value="0"/>
    </style:style>
    <style:style style:name="T15" style:family="text">
      <style:text-properties officeooo:rsid="002b7da5" fo:background-color="#ffff00" loext:char-shading-value="0"/>
    </style:style>
    <style:style style:name="T16"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ce que le RaspberriPi:</text:p>
      <text:p text:style-name="P3"><text:tab/>Le Raspberry Pi est un nano-ordinateur <text:span text:style-name="T10">développé par la Raspberry Pi fondation. Sa dernière version est le modère 3B sortie en février 2016. Pas plus grand qu’une carde de crédit, celui-ci peut faire fonctionner plusieurs jeux et applications. Il</text:span> fonctionne sur plusieurs système d’exploitation principalement sous l’environnement Linux. <text:span text:style-name="T2">Pour le faire fonctionner il suffit d’y ajouter une carte de mémoire SD ou micro SD et de brancher l’alimentation. Il est possible sur certain système d’exploitation d’exploitation de le faire fonctionner à distance grâce au protocole </text:span><text:span text:style-name="T3">SSH</text:span><text:span text:style-name="T4"> </text:span><text:span text:style-name="T6">(Secure Shell). </text:span><text:span text:style-name="T7">Ceci fait que l</text:span><text:span text:style-name="T5">’utilisation d’un clavier, d’une souris ou d’un écran n’est pas obligatoire</text:span><text:span text:style-name="T4">. </text:span><text:span text:style-name="T7">Ces différents facteurs </text:span><text:span text:style-name="T8">f</text:span><text:span text:style-name="T7">ont du RaspberriPi un </text:span><text:span text:style-name="T9">nano-</text:span><text:span text:style-name="T7">ordinateur </text:span><text:span text:style-name="T8">mobile et bon marché.</text:span></text:p>
      <text:p text:style-name="P10"/>
      <text:p text:style-name="P2"><text:a xlink:type="simple" xlink:href="https://fr.wikipedia.org/wiki/Raspberry_Pi" text:style-name="Internet_20_link" text:visited-style-name="Visited_20_Internet_20_Link">https://fr.wikipedia.org/wiki/Raspberry_Pi</text:a></text:p>
      <text:p text:style-name="P8">Qui : N’importe qui.</text:p>
      <text:p text:style-name="P8">Quoi : Plusieurs information concorde avec le site officiel.</text:p>
      <text:p text:style-name="P8">Pourquoi : Dans un but informatif général</text:p>
      <text:p text:style-name="P8">Quand : Récemment</text:p>
      <text:p text:style-name="P5"/>
      <text:p text:style-name="P11">Quel est le CPU du RaspberriPi <text:span text:style-name="T11">et est-il puissant :</text:span></text:p>
      <text:p text:style-name="P4"><text:span text:style-name="T1"><text:tab/>Le CPU utilisé dans le RaspberriPI est le </text:span>Cortex-A53. <text:span text:style-name="T12">C’est un processeur 64 bit quatre cœurs fonctionnant à une fréquence de </text:span><text:span text:style-name="T15">1.2GHz</text:span><text:span text:style-name="T12">. Celui-ci est très économe sur le plan énergétique.</text:span></text:p>
      <text:p text:style-name="P1"/>
      <text:p text:style-name="P6"><text:a xlink:type="simple" xlink:href="https://www.arm.com/products/processors/cortex-a/cortex-a53-processor.php" text:style-name="Internet_20_link" text:visited-style-name="Visited_20_Internet_20_Link">https://www.arm.com/products/processors/cortex-a/cortex-a53-processor.php</text:a></text:p>
      <text:p text:style-name="P7"><text:a xlink:type="simple" xlink:href="https://developer.arm.com/docs/den0024/latest/2-armv8-a-architecture-and-processors/22-armv8-a-processor-properties" text:style-name="Internet_20_link" text:visited-style-name="Visited_20_Internet_20_Link">https://developer.arm.com/docs/den0024/latest/2-armv8-a-architecture-and-processors/22-armv8-a-processor-properties</text:a></text:p>
      <text:p text:style-name="P9">Qui : <text:span text:style-name="T13">Les développeurs du processeur</text:span></text:p>
      <text:p text:style-name="P9">Quoi : <text:span text:style-name="T13">Site officiel du processeur</text:span></text:p>
      <text:p text:style-name="P9">Pourquoi : Dans un but informatif général, <text:span text:style-name="T13">promotion du produit</text:span></text:p>
      <text:p text:style-name="P9">Quand : Récemment</text:p>
      <text:p text:style-name="P9"/>
      <text:p text:style-name="P9"/>
      <text:p text:style-name="P9">Cortex-A53 Processor - ARM. (s. d.). Consulté 16 mars 2017, à l’adresse https://www.arm.com/products/processors/cortex-a/cortex-a53-processor.php</text:p>
      <text:p text:style-name="P12">Ltd, A. R. M. (s. d.). ARM11 MPCore Processor Technical Reference Manual Revision: r2p0 | 12.6. Debug events. Consulté 16 mars 2017, à l’adresse https://developer.arm.com/docs</text:p>
      <text:p text:style-name="P12">Raspberry Pi. (2017, mars 16). Dans <text:span text:style-name="T16">Wikipédia</text:span>. Consulté à l’adresse https://fr.wikipedia.org/w/index.php?title=Raspberry_Pi&amp;oldid=135479257</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6:50:05.252000000</meta:creation-date>
    <dc:date>2017-03-17T09:15:14.007000000</dc:date>
    <meta:editing-duration>PT1H49M43S</meta:editing-duration>
    <meta:editing-cycles>20</meta:editing-cycles>
    <meta:generator>LibreOffice/5.3.0.3$Windows_X86_64 LibreOffice_project/7074905676c47b82bbcfbea1aeefc84afe1c50e1</meta:generator>
    <meta:document-statistic meta:table-count="0" meta:image-count="0" meta:object-count="0" meta:page-count="2" meta:paragraph-count="18" meta:word-count="258" meta:character-count="2012" meta:non-whitespace-character-count="1770"/>
  </office:meta>
</office:document-meta>
</file>